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Arial1" svg:font-family="Arial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2pt" officeooo:rsid="00198d52" officeooo:paragraph-rsid="0006827d" style:font-size-asian="12pt" style:font-size-complex="12pt"/>
    </style:style>
    <style:style style:name="P2" style:family="paragraph" style:parent-style-name="Standard">
      <style:text-properties style:font-name="FreeSerif" fo:font-size="12pt" officeooo:rsid="00066f49" officeooo:paragraph-rsid="0006827d" style:font-size-asian="12pt" style:font-size-complex="12pt"/>
    </style:style>
    <style:style style:name="P3" style:family="paragraph" style:parent-style-name="Standard">
      <style:text-properties style:font-name="FreeSerif" fo:font-size="12pt" officeooo:rsid="00066f5f" officeooo:paragraph-rsid="0006827d" style:font-size-asian="12pt" style:font-size-complex="12pt"/>
    </style:style>
    <style:style style:name="P4" style:family="paragraph" style:parent-style-name="Standard">
      <style:text-properties officeooo:paragraph-rsid="0006827d"/>
    </style:style>
    <style:style style:name="P5" style:family="paragraph" style:parent-style-name="Text_20_body">
      <style:paragraph-properties fo:line-height="100%"/>
      <style:text-properties style:font-name="Free serif" fo:language="en" fo:country="US" officeooo:rsid="00077a38" officeooo:paragraph-rsid="00077a38"/>
    </style:style>
    <style:style style:name="P6" style:family="paragraph" style:parent-style-name="Heading_20_2">
      <style:text-properties style:font-name="FreeSans" fo:font-size="14pt" fo:font-weight="bold" officeooo:rsid="0007347a" officeooo:paragraph-rsid="0007347a" style:font-name-asian="Microsoft YaHei" style:font-size-asian="14pt" style:font-weight-asian="bold" style:font-name-complex="Mangal" style:font-size-complex="14pt" style:font-weight-complex="bold"/>
    </style:style>
    <style:style style:name="P7" style:family="paragraph" style:parent-style-name="Heading_20_3">
      <style:text-properties officeooo:paragraph-rsid="0006827d"/>
    </style:style>
    <style:style style:name="P8" style:family="paragraph" style:parent-style-name="Standard">
      <style:text-properties style:font-name="FreeSerif" fo:font-size="12pt" officeooo:rsid="00077a38" officeooo:paragraph-rsid="00077a38" style:font-size-asian="12pt" style:font-size-complex="12pt"/>
    </style:style>
    <style:style style:name="T1" style:family="text">
      <style:text-properties fo:font-weight="bold" officeooo:rsid="00018b85" style:font-name-asian="Microsoft YaHei" style:font-weight-asian="bold" style:font-name-complex="Mangal" style:font-weight-complex="bold"/>
    </style:style>
    <style:style style:name="T2" style:family="text">
      <style:text-properties fo:font-weight="bold" officeooo:rsid="0001c103" style:font-name-asian="Microsoft YaHei" style:font-weight-asian="bold" style:font-name-complex="Mangal" style:font-weight-complex="bold"/>
    </style:style>
    <style:style style:name="T3" style:family="text">
      <style:text-properties officeooo:rsid="0007ca0c"/>
    </style:style>
    <style:style style:name="T4" style:family="text">
      <style:text-properties style:font-name="FreeSans" fo:font-size="12pt" style:font-size-asian="12pt" style:font-size-complex="12pt"/>
    </style:style>
    <style:style style:name="T5" style:family="text">
      <style:text-properties style:font-name="FreeSans" fo:font-size="12pt" fo:font-weight="bold" officeooo:rsid="00018b85" style:font-name-asian="Microsoft YaHei" style:font-size-asian="12pt" style:font-weight-asian="bold" style:font-name-complex="Mangal" style:font-size-complex="12pt" style:font-weight-complex="bold"/>
    </style:style>
    <style:style style:name="T6" style:family="text">
      <style:text-properties style:font-name="Free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Anders Strömberg</text:h>
      <text:h text:style-name="P7" text:outline-level="3">Sprint 1</text:h>
      <text:p text:style-name="P5">For the first sprint, I took part in planning and discussions for the design phase of the system as a whole. There were ideas and divisions where we had deep discussions of the functionality and of <text:s/>what should be included or not.</text:p>
      <text:h text:style-name="P7" text:outline-level="3"><text:span text:style-name="T4">Sprint </text:span><text:span text:style-name="T5">2</text:span></text:h>
      <text:p text:style-name="P8">After the customer meeting with Anders Svensson I have mostly involved in the creation and design of a database. The first seed of the database work is made in MySQL and placed in a hosting service at FastComet. I have also coded the first functioning version of a REST API made in Node JS, which is a server version of JavaScript. I set up and initialized Node JS server at the hosting service which involve a lot of work to set the correct .htacceess-file and connection via SSH to FastComet.</text:p>
      <text:p text:style-name="P8"/>
      <text:p text:style-name="P8">The group I took part in also made and planned for ER-diagrams and the disposition of the database.</text:p>
      <text:p text:style-name="P8"/>
      <text:h text:style-name="P7" text:outline-level="3">Sprint 3</text:h>
      <text:p text:style-name="P1">asd</text:p>
      <text:h text:style-name="P7" text:outline-level="3">Sprint 4</text:h>
      <text:p text:style-name="P1">Asd</text:p>
      <text:h text:style-name="P7" text:outline-level="3">Sprint 5</text:h>
      <text:p text:style-name="P4">Asd</text:p>
      <text:h text:style-name="P7" text:outline-level="3"><text:span text:style-name="T2">Sprint </text:span><text:span text:style-name="T1">n</text:span></text:h>
      <text:p text:style-name="P1">A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Arial1" svg:font-family="Arial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>
        <style:tab-stops/>
      </style:paragraph-properties>
      <style:text-properties style:font-name="FreeSans" fo:font-family="FreeSans" style:font-family-generic="swiss" fo:font-size="14pt" fo:font-weight="bold" officeooo:rsid="0024a4aa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FreeSans" fo:font-family="FreeSans" style:font-family-generic="swiss" fo:font-size="12pt" fo:font-weight="bold" officeooo:rsid="00018b85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3T09:30:32.107000000</meta:creation-date>
    <dc:date>2020-02-14T13:32:57.839000000</dc:date>
    <meta:editing-duration>PT14M54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4" meta:word-count="168" meta:character-count="899" meta:non-whitespace-character-count="744"/>
  </office:meta>
</office:document-meta>
</file>